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  <style:text-properties style:font-name="Georgia" fo:font-weight="bold" officeooo:paragraph-rsid="001a9c03" style:font-weight-asian="bold"/>
    </style:style>
    <style:style style:name="P2" style:family="paragraph" style:parent-style-name="Heading_20_2">
      <style:text-properties style:font-name="Georgia" officeooo:paragraph-rsid="001a9c03"/>
    </style:style>
    <style:style style:name="P3" style:family="paragraph" style:parent-style-name="Heading_20_2">
      <style:text-properties style:font-name="Georgia" officeooo:paragraph-rsid="001c0f63"/>
    </style:style>
    <style:style style:name="P4" style:family="paragraph" style:parent-style-name="Heading_20_2">
      <style:text-properties style:font-name="Georgia" officeooo:paragraph-rsid="001c1c3a"/>
    </style:style>
    <style:style style:name="P5" style:family="paragraph" style:parent-style-name="Heading_20_2">
      <style:text-properties style:font-name="Georgia" officeooo:paragraph-rsid="001e517e"/>
    </style:style>
    <style:style style:name="P6" style:family="paragraph" style:parent-style-name="Heading_20_2">
      <style:text-properties style:font-name="Georgia" officeooo:paragraph-rsid="001eb12a"/>
    </style:style>
    <style:style style:name="P7" style:family="paragraph" style:parent-style-name="Heading_20_2">
      <style:text-properties style:font-name="Georgia" officeooo:paragraph-rsid="001f46e5"/>
    </style:style>
    <style:style style:name="P8" style:family="paragraph" style:parent-style-name="Heading_20_2">
      <style:text-properties style:font-name="Georgia" officeooo:paragraph-rsid="00255cc4"/>
    </style:style>
    <style:style style:name="P9" style:family="paragraph" style:parent-style-name="Standard" style:list-style-name="L1">
      <style:text-properties fo:font-style="italic" officeooo:rsid="001d9049" officeooo:paragraph-rsid="001d9049" style:font-style-asian="italic" style:font-style-complex="italic"/>
    </style:style>
    <style:style style:name="P10" style:family="paragraph" style:parent-style-name="Standard" style:list-style-name="L3">
      <style:text-properties fo:font-style="italic" officeooo:rsid="00255cc4" officeooo:paragraph-rsid="00255cc4" style:font-style-asian="italic" style:font-style-complex="italic"/>
    </style:style>
    <style:style style:name="P11" style:family="paragraph" style:parent-style-name="Standard" style:list-style-name="L1">
      <style:text-properties fo:font-style="italic" style:text-underline-style="none" officeooo:rsid="0020fb62" officeooo:paragraph-rsid="0020fb62" style:font-style-asian="italic" style:font-style-complex="italic"/>
    </style:style>
    <style:style style:name="P12" style:family="paragraph" style:parent-style-name="Standard" style:list-style-name="L3">
      <style:text-properties fo:font-style="italic" style:text-underline-style="none" officeooo:rsid="00255cc4" officeooo:paragraph-rsid="00255cc4" style:font-style-asian="italic" style:font-style-complex="italic"/>
    </style:style>
    <style:style style:name="P13" style:family="paragraph" style:parent-style-name="Standard">
      <style:text-properties style:font-name="Georgia" officeooo:paragraph-rsid="001a9c03"/>
    </style:style>
    <style:style style:name="P14" style:family="paragraph" style:parent-style-name="Standard">
      <style:text-properties style:font-name="Georgia" fo:font-weight="bold" officeooo:paragraph-rsid="001a9c03" style:font-weight-asian="bold"/>
    </style:style>
    <style:style style:name="P15" style:family="paragraph" style:parent-style-name="Standard">
      <style:text-properties style:font-name="Georgia" fo:font-weight="bold" officeooo:paragraph-rsid="001c0f63" style:font-weight-asian="bold"/>
    </style:style>
    <style:style style:name="P16" style:family="paragraph" style:parent-style-name="Standard">
      <style:text-properties style:font-name="Georgia" fo:font-weight="bold" officeooo:paragraph-rsid="001c1c3a" style:font-weight-asian="bold"/>
    </style:style>
    <style:style style:name="P17" style:family="paragraph" style:parent-style-name="Standard">
      <style:text-properties style:font-name="Georgia" fo:font-weight="bold" officeooo:paragraph-rsid="001e517e" style:font-weight-asian="bold"/>
    </style:style>
    <style:style style:name="P18" style:family="paragraph" style:parent-style-name="Standard">
      <style:text-properties style:font-name="Georgia" fo:font-weight="bold" officeooo:paragraph-rsid="001eb12a" style:font-weight-asian="bold"/>
    </style:style>
    <style:style style:name="P19" style:family="paragraph" style:parent-style-name="Standard">
      <style:text-properties style:font-name="Georgia" fo:font-weight="bold" officeooo:paragraph-rsid="001f46e5" style:font-weight-asian="bold"/>
    </style:style>
    <style:style style:name="P20" style:family="paragraph" style:parent-style-name="Standard" style:list-style-name="L3">
      <style:text-properties style:font-name="Georgia" fo:font-weight="bold" officeooo:paragraph-rsid="0022d61a" style:font-weight-asian="bold"/>
    </style:style>
    <style:style style:name="P21" style:family="paragraph" style:parent-style-name="Standard">
      <style:text-properties style:font-name="Georgia" fo:font-weight="bold" officeooo:paragraph-rsid="00255cc4" style:font-weight-asian="bold"/>
    </style:style>
    <style:style style:name="P22" style:family="paragraph" style:parent-style-name="Standard">
      <style:text-properties style:font-name="Georgia" officeooo:paragraph-rsid="001c0f63"/>
    </style:style>
    <style:style style:name="P23" style:family="paragraph" style:parent-style-name="Standard">
      <style:text-properties style:font-name="Georgia" officeooo:paragraph-rsid="001c1c3a"/>
    </style:style>
    <style:style style:name="P24" style:family="paragraph" style:parent-style-name="Standard">
      <style:text-properties style:font-name="Georgia" style:text-underline-style="none" officeooo:paragraph-rsid="001e517e"/>
    </style:style>
    <style:style style:name="P25" style:family="paragraph" style:parent-style-name="Standard">
      <style:text-properties style:font-name="Georgia" style:text-underline-style="none" officeooo:paragraph-rsid="001eb12a"/>
    </style:style>
    <style:style style:name="P26" style:family="paragraph" style:parent-style-name="Standard">
      <style:text-properties style:font-name="Georgia" style:text-underline-style="none" officeooo:paragraph-rsid="001f46e5"/>
    </style:style>
    <style:style style:name="P27" style:family="paragraph" style:parent-style-name="Standard" style:list-style-name="L3">
      <style:text-properties style:font-name="Georgia" style:text-underline-style="none" fo:font-weight="bold" officeooo:rsid="00255cc4" officeooo:paragraph-rsid="00255cc4" style:font-weight-asian="bold"/>
    </style:style>
    <style:style style:name="P28" style:family="paragraph" style:parent-style-name="Standard">
      <style:text-properties style:font-name="Georgia" style:text-underline-style="none" officeooo:paragraph-rsid="00255cc4"/>
    </style:style>
    <style:style style:name="P29" style:family="paragraph" style:parent-style-name="Standard" style:list-style-name="L1">
      <style:text-properties officeooo:paragraph-rsid="001c1c3a"/>
    </style:style>
    <style:style style:name="P30" style:family="paragraph" style:parent-style-name="Standard" style:list-style-name="L1">
      <style:text-properties officeooo:paragraph-rsid="001d9049"/>
    </style:style>
    <style:style style:name="P31" style:family="paragraph" style:parent-style-name="Standard" style:list-style-name="L1">
      <style:text-properties style:text-underline-style="none" officeooo:rsid="001f46e5" officeooo:paragraph-rsid="001f46e5"/>
    </style:style>
    <style:style style:name="P32" style:family="paragraph" style:parent-style-name="Standard" style:list-style-name="L2">
      <style:text-properties officeooo:paragraph-rsid="001c1c3a"/>
    </style:style>
    <style:style style:name="P33" style:family="paragraph" style:parent-style-name="Standard" style:list-style-name="L3">
      <style:text-properties officeooo:paragraph-rsid="00255cc4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officeooo:rsid="001a9c03" style:font-style-asian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a9c03"/>
    </style:style>
    <style:style style:name="T6" style:family="text">
      <style:text-properties style:text-underline-style="solid" style:text-underline-width="auto" style:text-underline-color="font-color" officeooo:rsid="001eb12a"/>
    </style:style>
    <style:style style:name="T7" style:family="text">
      <style:text-properties style:text-underline-style="solid" style:text-underline-width="auto" style:text-underline-color="font-color" officeooo:rsid="001f46e5"/>
    </style:style>
    <style:style style:name="T8" style:family="text">
      <style:text-properties style:text-underline-style="solid" style:text-underline-width="auto" style:text-underline-color="font-color" officeooo:rsid="0022d61a"/>
    </style:style>
    <style:style style:name="T9" style:family="text">
      <style:text-properties style:text-underline-style="solid" style:text-underline-width="auto" style:text-underline-color="font-color" officeooo:rsid="00255cc4"/>
    </style:style>
    <style:style style:name="T10" style:family="text">
      <style:text-properties officeooo:rsid="001a9c03"/>
    </style:style>
    <style:style style:name="T11" style:family="text">
      <style:text-properties style:font-name="Georgia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Georgia" fo:font-style="italic" fo:font-weight="normal" officeooo:rsid="001c1c3a" style:font-style-asian="italic" style:font-weight-asian="normal" style:font-style-complex="italic" style:font-weight-complex="normal"/>
    </style:style>
    <style:style style:name="T13" style:family="text">
      <style:text-properties style:font-name="Georgia" fo:font-style="italic" style:text-underline-style="none" fo:font-weight="normal" officeooo:rsid="001c1c3a" style:font-style-asian="italic" style:font-weight-asian="normal" style:font-style-complex="italic" style:font-weight-complex="normal"/>
    </style:style>
    <style:style style:name="T14" style:family="text">
      <style:text-properties style:font-name="Georgia" fo:font-style="italic" style:text-underline-style="none" fo:font-weight="normal" officeooo:rsid="001f46e5" style:font-style-asian="italic" style:font-weight-asian="normal" style:font-style-complex="italic" style:font-weight-complex="normal"/>
    </style:style>
    <style:style style:name="T15" style:family="text">
      <style:text-properties style:font-name="Georgia" fo:font-style="italic" style:text-underline-style="none" fo:font-weight="normal" officeooo:rsid="00255cc4" style:font-style-asian="italic" style:font-weight-asian="normal" style:font-style-complex="italic" style:font-weight-complex="normal"/>
    </style:style>
    <style:style style:name="T16" style:family="text">
      <style:text-properties style:font-name="Georgia" fo:font-weight="normal" style:font-weight-asian="normal" style:font-weight-complex="normal"/>
    </style:style>
    <style:style style:name="T17" style:family="text">
      <style:text-properties style:font-name="Georgia" fo:font-weight="normal" officeooo:rsid="001c1c3a" style:font-weight-asian="normal" style:font-weight-complex="normal"/>
    </style:style>
    <style:style style:name="T18" style:family="text">
      <style:text-properties style:font-name="Georgia" fo:font-weight="bold" officeooo:rsid="001c1c3a" style:font-weight-asian="bold" style:font-weight-complex="bold"/>
    </style:style>
    <style:style style:name="T19" style:family="text">
      <style:text-properties style:font-name="Georgia" style:text-underline-style="solid" style:text-underline-width="auto" style:text-underline-color="font-color" fo:font-weight="normal" officeooo:rsid="001c1c3a" style:font-weight-asian="normal" style:font-weight-complex="normal"/>
    </style:style>
    <style:style style:name="T20" style:family="text">
      <style:text-properties style:font-name="Georgia" style:text-underline-style="none" fo:font-weight="normal" style:font-weight-asian="normal" style:font-weight-complex="normal"/>
    </style:style>
    <style:style style:name="T21" style:family="text">
      <style:text-properties style:font-name="Georgia" style:text-underline-style="none" fo:font-weight="normal" officeooo:rsid="001c1c3a" style:font-weight-asian="normal" style:font-weight-complex="normal"/>
    </style:style>
    <style:style style:name="T22" style:family="text">
      <style:text-properties style:font-name="Georgia" style:text-underline-style="none" fo:font-weight="normal" officeooo:rsid="00255cc4" style:font-weight-asian="normal" style:font-weight-complex="normal"/>
    </style:style>
    <style:style style:name="T23" style:family="text">
      <style:text-properties style:font-name="Georgia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Georgia" fo:font-style="normal" style:text-underline-style="none" fo:font-weight="normal" officeooo:rsid="001c1c3a" style:font-style-asian="normal" style:font-weight-asian="normal" style:font-style-complex="normal" style:font-weight-complex="normal"/>
    </style:style>
    <style:style style:name="T25" style:family="text">
      <style:text-properties style:font-name="Georgia" fo:font-style="normal" style:text-underline-style="none" fo:font-weight="normal" officeooo:rsid="001f46e5" style:font-style-asian="normal" style:font-weight-asian="normal" style:font-style-complex="normal" style:font-weight-complex="normal"/>
    </style:style>
    <style:style style:name="T26" style:family="text">
      <style:text-properties style:font-name="Georgia" fo:font-style="normal" style:text-underline-style="none" fo:font-weight="normal" officeooo:rsid="00255cc4" style:font-style-asian="normal" style:font-weight-asian="normal" style:font-style-complex="normal" style:font-weight-complex="normal"/>
    </style:style>
    <style:style style:name="T27" style:family="text">
      <style:text-properties style:font-name="Georgia" fo:font-style="normal" style:text-underline-style="none" fo:font-weight="bold" officeooo:rsid="001f46e5" style:font-style-asian="normal" style:font-weight-asian="bold" style:font-style-complex="normal" style:font-weight-complex="bold"/>
    </style:style>
    <style:style style:name="T28" style:family="text">
      <style:text-properties style:font-name="Georgi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Georgia" fo:font-style="normal" style:text-underline-style="solid" style:text-underline-width="auto" style:text-underline-color="font-color" fo:font-weight="normal" officeooo:rsid="001f46e5" style:font-style-asian="normal" style:font-weight-asian="normal" style:font-style-complex="normal" style:font-weight-complex="normal"/>
    </style:style>
    <style:style style:name="T30" style:family="text"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Georgia" fo:font-style="normal" fo:font-weight="normal" officeooo:rsid="001e517e" style:font-style-asian="normal" style:font-weight-asian="normal" style:font-style-complex="normal" style:font-weight-complex="normal"/>
    </style:style>
    <style:style style:name="T32" style:family="text">
      <style:text-properties style:font-name="Georgia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ize="20pt" officeooo:rsid="001a9c03" style:font-size-asian="20pt" style:font-size-complex="20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c1c3a" style:font-weight-asian="normal" style:font-weight-complex="normal"/>
    </style:style>
    <style:style style:name="T36" style:family="text">
      <style:text-properties fo:font-size="16pt" fo:font-weight="bold" officeooo:rsid="001a9c03" style:font-size-asian="16pt" style:font-weight-asian="bold" style:font-size-complex="16pt"/>
    </style:style>
    <style:style style:name="T37" style:family="text">
      <style:text-properties fo:font-size="16pt" fo:font-weight="bold" officeooo:rsid="001c0f63" style:font-size-asian="16pt" style:font-weight-asian="bold" style:font-size-complex="16pt"/>
    </style:style>
    <style:style style:name="T38" style:family="text">
      <style:text-properties fo:font-size="16pt" fo:font-weight="bold" officeooo:rsid="001c1c3a" style:font-size-asian="16pt" style:font-weight-asian="bold" style:font-size-complex="16pt"/>
    </style:style>
    <style:style style:name="T39" style:family="text">
      <style:text-properties fo:font-size="16pt" fo:font-weight="bold" officeooo:rsid="001e517e" style:font-size-asian="16pt" style:font-weight-asian="bold" style:font-size-complex="16pt"/>
    </style:style>
    <style:style style:name="T40" style:family="text">
      <style:text-properties fo:font-size="16pt" fo:font-weight="bold" officeooo:rsid="001eb12a" style:font-size-asian="16pt" style:font-weight-asian="bold" style:font-size-complex="16pt"/>
    </style:style>
    <style:style style:name="T41" style:family="text">
      <style:text-properties fo:font-size="16pt" fo:font-weight="bold" officeooo:rsid="001f46e5" style:font-size-asian="16pt" style:font-weight-asian="bold" style:font-size-complex="16pt"/>
    </style:style>
    <style:style style:name="T42" style:family="text">
      <style:text-properties fo:font-size="16pt" fo:font-weight="bold" officeooo:rsid="00255cc4" style:font-size-asian="16pt" style:font-weight-asian="bold" style:font-size-complex="16pt"/>
    </style:style>
    <style:style style:name="T43" style:family="text">
      <style:text-properties fo:font-size="16pt" style:text-underline-style="solid" style:text-underline-width="auto" style:text-underline-color="font-color" fo:font-weight="bold" officeooo:rsid="001c0f63" style:font-size-asian="16pt" style:font-weight-asian="bold" style:font-size-complex="16pt"/>
    </style:style>
    <style:style style:name="T44" style:family="text">
      <style:text-properties fo:font-size="16pt" style:text-underline-style="solid" style:text-underline-width="auto" style:text-underline-color="font-color" fo:font-weight="bold" officeooo:rsid="00255cc4" style:font-size-asian="16pt" style:font-weight-asian="bold" style:font-size-complex="16pt"/>
    </style:style>
    <style:style style:name="T45" style:family="text">
      <style:text-properties fo:font-size="16pt" style:text-underline-style="none" fo:font-weight="bold" officeooo:rsid="001c0f63" style:font-size-asian="16pt" style:font-weight-asian="bold" style:font-size-complex="16pt"/>
    </style:style>
    <style:style style:name="T46" style:family="text">
      <style:text-properties officeooo:rsid="001c0f63"/>
    </style:style>
    <style:style style:name="T47" style:family="text">
      <style:text-properties style:text-underline-style="none" officeooo:rsid="001eb12a"/>
    </style:style>
    <style:style style:name="T48" style:family="text">
      <style:text-properties style:text-underline-style="none" officeooo:rsid="001f46e5"/>
    </style:style>
    <style:style style:name="T49" style:family="text">
      <style:text-properties style:text-underline-style="none" officeooo:rsid="0022d61a"/>
    </style:style>
    <style:style style:name="T50" style:family="text">
      <style:text-properties style:text-underline-style="none" officeooo:rsid="00255cc4"/>
    </style:style>
    <style:style style:name="T51" style:family="text">
      <style:text-properties officeooo:rsid="001c1c3a"/>
    </style:style>
    <style:style style:name="T5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officeooo:rsid="001e517e" style:font-style-asian="normal" style:font-weight-asian="bold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e517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c1c3a" style:font-style-asian="normal" style:font-weight-asian="normal" style:font-style-complex="normal" style:font-weight-complex="normal"/>
    </style:style>
    <style:style style:name="T57" style:family="text">
      <style:text-properties officeooo:rsid="001e517e"/>
    </style:style>
    <style:style style:name="T58" style:family="text">
      <style:text-properties officeooo:rsid="001eb12a"/>
    </style:style>
    <style:style style:name="T59" style:family="text">
      <style:text-properties officeooo:rsid="001f46e5"/>
    </style:style>
    <style:style style:name="T60" style:family="text">
      <style:text-properties officeooo:rsid="00255cc4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ti per lo UC “Gestire <text:span text:style-name="T33">turni</text:span>”</text:p>
      <text:p text:style-name="P13"><text:span text:style-name="T1">Pre-condizione generale:</text:span> l’attore è identificato con un’istanza <text:span text:style-name="T2">o</text:span> di <text:span text:style-name="T10">Organizzatore</text:span> </text:p>
      <text:p text:style-name="P2"><text:bookmark text:name="_vepbl0uvie9a"/>1. <text:span text:style-name="T10">selezionaTipoTurno(</text:span><text:span text:style-name="T5">tipo</text:span><text:span text:style-name="T10">: testo)</text:span></text:p>
      <text:p text:style-name="P14">Pre-condizioni:<text:span text:style-name="T34"> ---</text:span></text:p>
      <text:p text:style-name="P13"><text:span text:style-name="T1">Post-condizioni: </text:span><text:span text:style-name="T34">---</text:span></text:p>
      <text:p text:style-name="P2"><text:span text:style-name="T10">2</text:span>. <text:span text:style-name="T36">consultaListaEventi</text:span><text:span text:style-name="T10">()</text:span></text:p>
      <text:p text:style-name="P14">Pre-condizioni:</text:p>
      <text:list xml:id="list2490481212" text:style-name="L3">
        <text:list-item>
          <text:p text:style-name="P20"><text:span text:style-name="T35">è in corso la definizione di turni di servizio</text:span></text:p>
        </text:list-item>
      </text:list>
      <text:p text:style-name="P13"><text:span text:style-name="T1">Post-condizioni: </text:span><text:span text:style-name="T34">---</text:span></text:p>
      <text:p text:style-name="P3"><text:span text:style-name="T46">3.</text:span> <text:span text:style-name="T37">selezionaEvento</text:span><text:span text:style-name="T10">(</text:span><text:span text:style-name="T43">evento</text:span><text:span text:style-name="T45">: Evento</text:span><text:span text:style-name="T10">)</text:span></text:p>
      <text:p text:style-name="P15">Pre-condizioni:</text:p>
      <text:list xml:id="list183743060657931" text:continue-numbering="true" text:style-name="L3">
        <text:list-item>
          <text:p text:style-name="P20"><text:span text:style-name="T35">è in corso la definizione di turni di servizio</text:span></text:p>
        </text:list-item>
      </text:list>
      <text:p text:style-name="P22"><text:span text:style-name="T1">Post-condizioni: </text:span><text:span text:style-name="T34">---</text:span></text:p>
      <text:p text:style-name="P4"><text:span text:style-name="T51">4</text:span>. <text:span text:style-name="T38">precompilaTurniServizio</text:span><text:span text:style-name="T10">(</text:span><text:span text:style-name="T43">evento</text:span><text:span text:style-name="T45">: Evento</text:span><text:span text:style-name="T10">)</text:span></text:p>
      <text:p text:style-name="P16">Pre-condizioni:<text:span text:style-name="T34"> </text:span></text:p>
      <text:list xml:id="list1802648204" text:style-name="L2">
        <text:list-item>
          <text:p text:style-name="P32"><text:span text:style-name="T17">è in corso la definizione di turni di servizio ed è stato selezionato </text:span><text:span text:style-name="T19">evento</text:span></text:p>
        </text:list-item>
      </text:list>
      <text:p text:style-name="P23"><text:span text:style-name="T1">Post-condizioni: </text:span></text:p>
      <text:list xml:id="list2053384640" text:style-name="L1">
        <text:list-item>
          <text:p text:style-name="P29"><text:span text:style-name="T17">per ogni Servizio </text:span><text:span text:style-name="T12">ser</text:span><text:span text:style-name="T17"> </text:span><text:span text:style-name="T18">contenuto in</text:span><text:span text:style-name="T17"> </text:span><text:span text:style-name="T19">evento </text:span><text:span text:style-name="T21">è stata creata un’istanza </text:span><text:span text:style-name="T13">t </text:span><text:span text:style-name="T24">di TurnoDiServizio tale che</text:span></text:p>
          <text:list>
            <text:list-item>
              <text:p text:style-name="P9"><text:span text:style-name="T21">t.</text:span><text:span text:style-name="T20">data </text:span><text:span text:style-name="T23">= </text:span><text:span text:style-name="T20">ser.data</text:span></text:p>
            </text:list-item>
            <text:list-item>
              <text:p text:style-name="P9"><text:span text:style-name="T20">t.oraInizio = ser.oraInizio</text:span></text:p>
            </text:list-item>
            <text:list-item>
              <text:p text:style-name="P9"><text:span text:style-name="T20">t.oraFine = ser.oraFine</text:span></text:p>
            </text:list-item>
            <text:list-item>
              <text:p text:style-name="P9"><text:span text:style-name="T20">t.completo = </text:span><text:span text:style-name="T23">no</text:span></text:p>
            </text:list-item>
            <text:list-item>
              <text:p text:style-name="P30"><text:span text:style-name="T25">[se </text:span><text:span text:style-name="T29">evento</text:span><text:span text:style-name="T25"> </text:span><text:span text:style-name="T27">ricorre </text:span><text:span text:style-name="T25">in una RicorrenzaDiEventi </text:span><text:span text:style-name="T14">ricE</text:span><text:span text:style-name="T25">]</text:span></text:p>
              <text:list>
                <text:list-item>
                  <text:p text:style-name="P31"><text:span text:style-name="T31">v</text:span><text:span text:style-name="T30">iene definita un’istanza di RicorrenzaDiTurni </text:span><text:span text:style-name="T11">ricT</text:span><text:span text:style-name="T30"> tale che </text:span><text:span text:style-name="T11">t</text:span><text:span text:style-name="T30"> </text:span><text:span text:style-name="T32">ricorre </text:span><text:span text:style-name="T30">in </text:span><text:span text:style-name="T11">ricT</text:span></text:p>
                </text:list-item>
                <text:list-item>
                  <text:p text:style-name="P31"><text:span text:style-name="T11">ricT.frequenza = ricE.frequenza</text:span></text:p>
                </text:list-item>
                <text:list-item>
                  <text:p text:style-name="P31"><text:span text:style-name="T11">ricT.dataInizio = ricE.dataInizio</text:span></text:p>
                </text:list-item>
                <text:list-item>
                  <text:p text:style-name="P31"><text:span text:style-name="T11">ricT.dataFine = ricE.dataFine</text:span></text:p>
                </text:list-item>
              </text:list>
            </text:list-item>
            <text:list-item>
              <text:p text:style-name="P11"><text:span text:style-name="T16">t </text:span><text:span text:style-name="T32">è riferito a</text:span><text:span text:style-name="T30"> </text:span><text:span text:style-name="T16">ser</text:span></text:p>
            </text:list-item>
          </text:list>
        </text:list-item>
      </text:list>
      <text:p text:style-name="P5"><text:span text:style-name="T57">5</text:span>. <text:span text:style-name="T39">consultaCalendario</text:span><text:span text:style-name="T10">()</text:span></text:p>
      <text:p text:style-name="P17">Pre-condizioni:<text:span text:style-name="T34"> ---</text:span></text:p>
      <text:p text:style-name="P24"><text:span text:style-name="T53">Post-condizioni: </text:span><text:span text:style-name="T55">---</text:span></text:p>
      <text:p text:style-name="P5"><text:span text:style-name="T57">6</text:span>. <text:span text:style-name="T39">creaTurno</text:span><text:span text:style-name="T10">(</text:span><text:span text:style-name="T6">data</text:span><text:span text:style-name="T58">: Data, </text:span><text:span text:style-name="T44">oraInizio</text:span><text:span text:style-name="T58">: numero, </text:span><text:span text:style-name="T9">oraFine</text:span><text:span text:style-name="T50">: numero</text:span><text:span text:style-name="T58">, </text:span><text:span text:style-name="T6">luogo</text:span><text:span text:style-name="T47">?: testo, </text:span><text:span text:style-name="T8">tipoTurno</text:span><text:span text:style-name="T49">: testo, </text:span><text:span text:style-name="T9">evento</text:span><text:span text:style-name="T50">?: Evento</text:span><text:span text:style-name="T10">)</text:span></text:p>
      <text:p text:style-name="P17">Pre-condizioni:<text:span text:style-name="T34"> </text:span></text:p>
      <text:list xml:id="list183741594544737" text:continue-list="list183743060657931" text:style-name="L3">
        <text:list-item>
          <text:p text:style-name="P27"><text:span text:style-name="T56">è </text:span><text:span text:style-name="T54">stato selezionato </text:span><text:span text:style-name="T52">tipoTurno</text:span><text:span text:style-name="T54"> come tipologia del turno</text:span></text:p>
        </text:list-item>
        <text:list-item>
          <text:p text:style-name="P27"><text:span text:style-name="T54">se </text:span><text:span text:style-name="T52">evento</text:span><text:span text:style-name="T54"> è definito </text:span><text:span text:style-name="T52">tipoTurno</text:span><text:span text:style-name="T54"> = servizio</text:span></text:p>
        </text:list-item>
      </text:list>
      <text:p text:style-name="P24"><text:soft-page-break/><text:span text:style-name="T53">Post-condizioni:</text:span></text:p>
      <text:list xml:id="list183743231938471" text:continue-numbering="true" text:style-name="L3">
        <text:list-item>
          <text:p text:style-name="P27"><text:span text:style-name="T54">[se </text:span><text:span text:style-name="T52">tipoTurno</text:span><text:span text:style-name="T54"> = preparatorio]</text:span></text:p>
          <text:list>
            <text:list-item>
              <text:p text:style-name="P33"><text:span text:style-name="T26">è stata creata un’istanza </text:span><text:span text:style-name="T15">t </text:span><text:span text:style-name="T26">di TurnoPreparatorio</text:span></text:p>
            </text:list-item>
          </text:list>
        </text:list-item>
        <text:list-item>
          <text:p text:style-name="P27"><text:span text:style-name="T54">[se </text:span><text:span text:style-name="T52">tipoTurno</text:span><text:span text:style-name="T54"> = servizio]</text:span></text:p>
          <text:list>
            <text:list-item>
              <text:p text:style-name="P33"><text:span text:style-name="T26">è stata creata un’istanza </text:span><text:span text:style-name="T15">t </text:span><text:span text:style-name="T26">di TurnoDiServizio</text:span></text:p>
            </text:list-item>
          </text:list>
        </text:list-item>
        <text:list-item>
          <text:p text:style-name="P10"><text:span text:style-name="T20">t.data = </text:span><text:span text:style-name="T28">data</text:span></text:p>
        </text:list-item>
        <text:list-item>
          <text:p text:style-name="P12"><text:span text:style-name="T16">t.oraInizio =</text:span><text:span text:style-name="T30"> </text:span><text:span text:style-name="T28">oraInizio</text:span></text:p>
        </text:list-item>
        <text:list-item>
          <text:p text:style-name="P12"><text:span text:style-name="T16">t.oraFine =</text:span><text:span text:style-name="T30"> </text:span><text:span text:style-name="T28">oraFine</text:span></text:p>
        </text:list-item>
        <text:list-item>
          <text:p text:style-name="P12"><text:span text:style-name="T28"/></text:p>
        </text:list-item>
      </text:list>
      <text:p text:style-name="P6"><text:span text:style-name="T58">7</text:span>. <text:span text:style-name="T40">impostaRicorrenza</text:span><text:span text:style-name="T10">(</text:span><text:span text:style-name="T6">turno</text:span><text:span text:style-name="T47">: Turno, </text:span><text:span text:style-name="T6">frequenza</text:span><text:span text:style-name="T47">: numero, </text:span><text:span text:style-name="T6">dataInizio</text:span><text:span text:style-name="T47">: Data, </text:span><text:span text:style-name="T6">dataFine</text:span><text:span text:style-name="T47">: Data</text:span><text:span text:style-name="T10">)</text:span></text:p>
      <text:p text:style-name="P18">Pre-condizioni:<text:span text:style-name="T34"> ---</text:span></text:p>
      <text:p text:style-name="P25"><text:span text:style-name="T53">Post-condizioni: </text:span><text:span text:style-name="T55">---</text:span></text:p>
      <text:p text:style-name="P7"><text:span text:style-name="T59">8</text:span>. <text:span text:style-name="T41">impostaDataScadenza</text:span><text:span text:style-name="T10">(</text:span><text:span text:style-name="T7">turno</text:span><text:span text:style-name="T48">: Turno, </text:span><text:span text:style-name="T7">data</text:span><text:span text:style-name="T48">: Data</text:span><text:span text:style-name="T10">)</text:span></text:p>
      <text:p text:style-name="P19">Pre-condizioni:<text:span text:style-name="T34"> ---</text:span></text:p>
      <text:p text:style-name="P26"><text:span text:style-name="T53">Post-condizioni: </text:span><text:span text:style-name="T55">---</text:span></text:p>
      <text:p text:style-name="P8"><text:span text:style-name="T60">9</text:span>. <text:span text:style-name="T42">raggruppaTurni</text:span><text:span text:style-name="T10">(</text:span><text:span text:style-name="T7">turn</text:span><text:span text:style-name="T9">i</text:span><text:span text:style-name="T48">: Turno</text:span><text:span text:style-name="T10">)</text:span></text:p>
      <text:p text:style-name="P21">Pre-condizioni:<text:span text:style-name="T34"> ---</text:span></text:p>
      <text:p text:style-name="P28"><text:span text:style-name="T53">Post-condizioni: </text:span><text:span text:style-name="T55">-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fo:font-weight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normal" style:font-name-asian="Arial" style:font-family-asian="Arial" style:font-family-generic-asian="system" style:font-pitch-asian="variable" style:font-weight-asian="normal" style:font-name-complex="Arial" style:font-family-complex="Arial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8T18:37:41.134000000</dc:date>
    <meta:editing-duration>PT42M32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53" meta:word-count="252" meta:character-count="1789" meta:non-whitespace-character-count="1609"/>
  </office:meta>
</office:document-meta>
</file>